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9000004201707ABFA300C6995.png" manifest:media-type="image/png"/>
  <manifest:file-entry manifest:full-path="Pictures/10000001000004BF00000419C668AB593FE9CD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cm" svg:y="-2cm" svg:width="17cm" svg:height="14.677cm" draw:z-index="0"><draw:image xlink:href="Pictures/10000001000004BF00000419C668AB593FE9CD40.png" xlink:type="simple" xlink:show="embed" xlink:actuate="onLoad" draw:mime-type="image/png"/></draw:frame><draw:frame draw:style-name="fr1" draw:name="Image2" text:anchor-type="char" svg:x="0cm" svg:y="12.675cm" svg:width="17cm" svg:height="14.654cm" draw:z-index="1"><draw:image xlink:href="Pictures/10000001000004C9000004201707ABFA300C69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22:18:36.856808832</meta:creation-date>
    <dc:date>2023-11-26T22:20:49.830728974</dc:date>
    <meta:editing-duration>PT2M1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